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6.8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4cm" fo:min-width="6.4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05cm" fo:min-width="3.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10.4cm" svg:height="4.5cm" svg:x="5.4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1.1cm" svg:height="3.5cm" svg:x="4.8cm" svg:y="6.9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8.6cm" svg:height="6.6cm" svg:x="6.2cm" svg:y="11.5cm">
          <text:p text:style-name="P1">Czy liczba jest<text:line-break/>podzielna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11.1cm" svg:height="3.5cm" svg:x="-0.4cm" svg:y="18.4cm">
          <text:p text:style-name="P1">Wyprowadź:</text:p>
          <text:p text:style-name="P1">„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11.1cm" svg:height="3.5cm" svg:x="9.2cm" svg:y="18.3cm">
          <text:p text:style-name="P1">Wyprowadź:</text:p>
          <text:p text:style-name="P1">„nie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10.4cm" svg:height="4.5cm" svg:x="4.9cm" svg:y="25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6cm" svg:y1="5.9cm" svg:x2="10.35cm" svg:y2="6.9cm" draw:start-shape="id1" draw:end-shape="id2" svg:d="M10600 5900l-250 1000" svg:viewBox="0 0 251 1001">
          <text:p/>
        </draw:connector>
        <draw:connector draw:style-name="gr4" draw:text-style-name="P2" draw:layer="layout" draw:type="line" svg:x1="10.35cm" svg:y1="10.4cm" svg:x2="10.5cm" svg:y2="11.5cm" draw:start-shape="id2" draw:end-shape="id3" svg:d="M10350 10400l150 1100" svg:viewBox="0 0 151 1101">
          <text:p/>
        </draw:connector>
        <draw:connector draw:style-name="gr5" draw:text-style-name="P2" draw:layer="layout" svg:x1="6.2cm" svg:y1="14.8cm" svg:x2="5.15cm" svg:y2="18.4cm" draw:start-shape="id3" draw:end-shape="id4" draw:end-glue-point="5" svg:d="M6200 14800h-1050v3600" svg:viewBox="0 0 1051 3601">
          <text:p text:style-name="P1">TAK</text:p>
        </draw:connector>
        <draw:connector draw:style-name="gr5" draw:text-style-name="P2" draw:layer="layout" svg:x1="14.8cm" svg:y1="14.8cm" svg:x2="16.138cm" svg:y2="18.3cm" draw:start-shape="id3" draw:end-shape="id5" draw:end-glue-point="4" svg:d="M14800 14800h1338v3500" svg:viewBox="0 0 1339 3501">
          <text:p text:style-name="P1">NIE</text:p>
        </draw:connector>
        <draw:connector draw:style-name="gr4" draw:text-style-name="P2" draw:layer="layout" draw:type="line" svg:x1="14.75cm" svg:y1="21.8cm" svg:x2="10.1cm" svg:y2="25.3cm" draw:start-shape="id5" draw:start-glue-point="8" draw:end-shape="id6" draw:end-glue-point="4" svg:d="M14750 21800l-4650 3500" svg:viewBox="0 0 4651 3501">
          <text:p/>
        </draw:connector>
        <draw:connector draw:style-name="gr4" draw:text-style-name="P2" draw:layer="layout" draw:type="line" svg:x1="3.762cm" svg:y1="21.9cm" svg:x2="10.1cm" svg:y2="25.3cm" draw:start-shape="id4" draw:start-glue-point="7" draw:end-shape="id6" draw:end-glue-point="4" svg:d="M3762 21900l6338 3400" svg:viewBox="0 0 6339 34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03.264740304</meta:creation-date>
    <dc:date>2020-09-17T11:41:26.623806890</dc:date>
    <meta:editing-duration>PT2M13S</meta:editing-duration>
    <meta:editing-cycles>1</meta:editing-cycles>
    <meta:document-statistic meta:object-count="12"/>
    <meta:generator>LibreOffice/6.4.5.2$Linux_X86_64 LibreOffice_project/40$Build-2</meta:generator>
  </office:meta>
</office:document-meta>
</file>